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text-properties officeooo:paragraph-rsid="00063267"/>
    </style:style>
    <style:style style:name="T1" style:family="text">
      <style:text-properties loext:padding="0.049cm" loext:border="0.06pt solid #d9d9e3"/>
    </style:style>
    <style:style style:name="T2" style:family="text">
      <style:text-properties fo:font-variant="normal" fo:text-transform="none" fo:color="#0f0f0f" loext:opacity="100%" style:font-name="S hne" fo:font-size="8pt" fo:letter-spacing="normal" fo:font-style="normal" fo:font-weight="normal"/>
    </style:style>
    <style:style style:name="T3" style:family="text">
      <style:text-properties fo:font-variant="normal" fo:text-transform="none" fo:color="#0f0f0f" loext:opacity="100%" fo:letter-spacing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 I: File Database<text:line-break/>Extract President Names from File Names:<text:line-break/><text:line-break/>Write a function that takes the list of file names and extracts the president names.<text:line-break/>Associate First Name with Each President:<text:line-break/><text:line-break/>Create a dictionary that associates each president with their first name.<text:line-break/>Display List of President Names:<text:line-break/><text:line-break/>Write a function to display the list of president names, taking care of duplicates.<text:line-break/>Convert Texts to Lower Case and Remove Punctuation:<text:line-break/><text:line-break/>Write a function to read each file, convert the text to lowercase, and remove punctuation, storing the result in the "cleaned" directory.<text:line-break/></text:p>
      <text:p text:style-name="P2">Part II: TF-IDF Method<text:line-break/>Count Word Occurrences in a String:<text:line-break/><text:line-break/>Write a function that takes a string as input and returns a dictionary with word occurrences.<text:line-break/>Calculate IDF for Each Word:<text:line-break/><text:line-break/>Write a function that takes the directory as input and returns a dictionary associating IDF scores with each word.<text:line-break/>Calculate TF-IDF Score for Each Word in Each Document:<text:line-break/>Write a function that takes the directory as input and returns the TF-IDF matrix.<text:line-break/></text:p>
      <text:p text:style-name="P2">Part III: Features<text:line-break/>Display List of Least Important Words:<text:line-break/><text:line-break/>Write a function that displays the list of words with TF-IDF scores equal to 0 in all files.<text:line-break/>Display Word(s) with Highest TF-IDF Score:<text:line-break/><text:line-break/>Write a function that displays the word(s) with the highest TF-IDF scores.<text:line-break/>Most Repeated Word(s) by President Chirac:<text:line-break/><text:line-break/>Write a function that indicates the most repeated word(s) by President Chirac.<text:line-break/>President(s) who Spoke of "Nation" the Most:<text:line-break/><text:line-break/>Write a function that indicates the president(s) who spoke about the "Nation" and the one who repeated it the most times.<text:line-break/>First President to Talk about Climate and/or Ecology:<text:line-break/><text:line-break/>Write a function that identifies the first president to talk about "climate" and/or "ecology."<text:line-break/>Words Mentioned by All Presidents (Except Unimportant Words):<text:line-break/><text:line-break/>Write a function that identifies the words mentioned by all presidents except the so-called "unimportant" words.<text:line-break/></text:p>
      <text:p text:style-name="P2">Part IV: Main Program<text:line-break/>User Menu:<text:line-break/><text:line-break/>Write a main program that presents a menu to the user.<text:line-break/><text:soft-page-break/>Invoke Functions Based on User Input:<text:line-break/> Based on the user's choice, invoke the corresponding function from the above steps.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4:13:23.382000000</meta:creation-date>
    <dc:date>2023-11-17T14:46:16.120000000</dc:date>
    <meta:editing-duration>PT32M54S</meta:editing-duration>
    <meta:editing-cycles>1</meta:editing-cycles>
    <meta:document-statistic meta:table-count="0" meta:image-count="0" meta:object-count="0" meta:page-count="2" meta:paragraph-count="4" meta:word-count="337" meta:character-count="2111" meta:non-whitespace-character-count="1760"/>
    <meta:generator>LibreOffice/7.4.0.3$Windows_X86_64 LibreOffice_project/f85e47c08ddd19c015c0114a68350214f7066f5a</meta:generator>
  </office:meta>
</office:document-meta>
</file>